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1dc" officeooo:paragraph-rsid="001dc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lide</text:p>
      <text:p text:style-name="P1"><text:tab/>Privitat povedat co som mal za temu. </text:p>
      <text:p text:style-name="P1">Slide Uvedenie do problematiky </text:p>
      <text:p text:style-name="P1"><text:tab/>Opisat RANSAC. Naco sa vyuziva preco sme ho zvolili.</text:p>
      <text:p text:style-name="P1"><text:tab/>Opisat VSTUpne data na ktorych sme pracovali</text:p>
      <text:p text:style-name="P1"><text:tab/>Opisat neuronove siete ake vyhody poskytuju.</text:p>
      <text:p text:style-name="P1">Slide Analyticka cast </text:p>
      <text:p text:style-name="P1"><text:tab/>Aku kniznicu sme zvolili a preco. Co prinasa za vyhody ako sme s nou pracovali</text:p>
      <text:p text:style-name="P1">Slide Neuronove siete </text:p>
      <text:p text:style-name="P1"><text:tab/>Co prinasaju neuronove siete. Ako funguju z hladiska RANSAC v nasom rieseni</text:p>
      <text:p text:style-name="P1">Slide opisat aj nevydarene pokusy ? </text:p>
      <text:p text:style-name="P1"><text:tab/>Vybrany algoritmus naco sa pouziva a k akemu zaveru sme dosli </text:p>
      <text:p text:style-name="P1">Podakovat za pozornost </text:p>
      <text:p text:style-name="P1">Oponentske otazky zodpoveda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3:20:21.331849235</meta:creation-date>
    <dc:date>2023-06-18T13:37:28.004126602</dc:date>
    <meta:editing-duration>PT17M7S</meta:editing-duration>
    <meta:editing-cycles>1</meta:editing-cycles>
    <meta:document-statistic meta:table-count="0" meta:image-count="0" meta:object-count="0" meta:page-count="1" meta:paragraph-count="14" meta:word-count="91" meta:character-count="569" meta:non-whitespace-character-count="478"/>
    <meta:generator>LibreOffice/7.3.7.2$Linux_X86_64 LibreOffice_project/30$Build-2</meta:generator>
  </office:meta>
</office:document-meta>
</file>